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2cm"/>
    </style:style>
    <style:style style:name="co3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1cm" fo:break-before="auto" style:use-optimal-row-height="false"/>
    </style:style>
    <style:style style:name="ro3" style:family="table-row">
      <style:table-row-properties style:row-height="0.446cm" fo:break-before="auto" style:use-optimal-row-height="false"/>
    </style:style>
    <style:style style:name="ro4" style:family="table-row">
      <style:table-row-properties style:row-height="0.51cm" fo:break-before="auto" style:use-optimal-row-height="false"/>
    </style:style>
    <style:style style:name="ro5" style:family="table-row">
      <style:table-row-properties style:row-height="0.443cm" fo:break-before="auto" style:use-optimal-row-height="false"/>
    </style:style>
    <style:style style:name="ro6" style:family="table-row">
      <style:table-row-properties style:row-height="0.512cm" fo:break-before="auto" style:use-optimal-row-height="false"/>
    </style:style>
    <style:style style:name="ro7" style:family="table-row">
      <style:table-row-properties style:row-height="0.386cm" fo:break-before="auto" style:use-optimal-row-height="false"/>
    </style:style>
    <style:style style:name="ro8" style:family="table-row">
      <style:table-row-properties style:row-height="0.4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3" style:family="table-cell" style:parent-style-name="Default">
      <style:table-cell-properties fo:background-color="#b4c7dc"/>
    </style:style>
    <style:style style:name="ce54" style:family="table-cell" style:parent-style-name="Default">
      <style:table-cell-properties fo:background-color="#729fcf"/>
    </style:style>
    <style:style style:name="ce57" style:family="table-cell" style:parent-style-name="Default">
      <style:table-cell-properties fo:background-color="#b4c7dc"/>
      <style:text-properties style:font-name="Liberation Serif" style:font-name-asian="Segoe UI" style:font-name-complex="Tahoma"/>
    </style:style>
    <style:style style:name="ce58" style:family="table-cell" style:parent-style-name="Default">
      <style:table-cell-properties fo:background-color="#729fcf"/>
      <style:text-properties style:font-name="Liberation Serif" style:font-name-asian="Segoe UI" style:font-name-complex="Tahoma"/>
    </style:style>
    <style:style style:name="ce59" style:family="table-cell" style:parent-style-name="Default">
      <style:table-cell-properties fo:background-color="#b4c7d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116">
      <style:table-cell-properties fo:background-color="#b4c7dc" style:text-align-source="fix" style:repeat-content="false"/>
      <style:paragraph-properties fo:text-align="center" fo:margin-left="0cm"/>
      <style:text-properties style:font-name="Liberation Serif" style:font-name-asian="Segoe UI" style:font-name-complex="Tahoma"/>
    </style:style>
    <style:style style:name="ce62" style:family="table-cell" style:parent-style-name="Default" style:data-style-name="N116">
      <style:table-cell-properties fo:background-color="#729fcf" style:text-align-source="fix" style:repeat-content="false"/>
      <style:paragraph-properties fo:text-align="center" fo:margin-left="0cm"/>
      <style:text-properties style:font-name="Liberation Serif" style:font-name-asian="Segoe UI" style:font-name-complex="Tahoma"/>
    </style:style>
    <style:style style:name="ce63" style:family="table-cell" style:parent-style-name="Default" style:data-style-name="N116">
      <style:table-cell-properties fo:background-color="#b4c7dc" style:text-align-source="fix" style:repeat-content="false"/>
      <style:paragraph-properties fo:text-align="center" fo:margin-left="0cm"/>
    </style:style>
    <style:style style:name="ce64" style:family="table-cell" style:parent-style-name="Default" style:data-style-name="N116">
      <style:table-cell-properties fo:background-color="#729fcf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116">
      <style:table-cell-properties fo:background-color="#729fcf" style:text-align-source="fix" style:repeat-content="false"/>
      <style:paragraph-properties fo:text-align="center" fo:margin-left="0cm"/>
    </style:style>
    <style:style style:name="ce67" style:family="table-cell" style:parent-style-name="Default" style:data-style-name="N116">
      <style:table-cell-properties fo:background-color="#729fcf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68" style:family="table-cell" style:parent-style-name="Default" style:data-style-name="N116">
      <style:table-cell-properties fo:background-color="#729fc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116"/>
    <style:style style:name="ce76" style:family="table-cell" style:parent-style-name="Default">
      <style:table-cell-properties fo:background-color="#729fcf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9"/>
        <table:table-column table:style-name="co1" table:default-cell-style-name="Default"/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AMD Ryzen 7 7700X</text:p>
          </table:table-cell>
          <table:table-cell table:style-name="ce61" office:value-type="currency" office:currency="EUR" office:value="339.95" calcext:value-type="currency">
            <text:p>339,95 €</text:p>
          </table:table-cell>
          <table:table-cell table:style-name="ce53" office:value-type="string" calcext:value-type="string">
            <text:p><text:a xlink:href="https://www.ldlc.com/fiche/PB00516610.html" xlink:type="simple">https://www.ldlc.com/fiche/PB00516610.html</text:a></text:p>
          </table:table-cell>
        </table:table-row>
        <table:table-row table:style-name="ro1">
          <table:table-cell table:style-name="ce53" office:value-type="float" office:value="2" calcext:value-type="float">
            <text:p>2</text:p>
          </table:table-cell>
          <table:table-cell table:style-name="ce54" office:value-type="string" calcext:value-type="string">
            <text:p>Intel Core i7-13700F</text:p>
          </table:table-cell>
          <table:table-cell table:style-name="ce62" office:value-type="currency" office:currency="EUR" office:value="349.95" calcext:value-type="currency">
            <text:p>349,95 €</text:p>
          </table:table-cell>
          <table:table-cell table:style-name="ce54" office:value-type="string" calcext:value-type="string">
            <text:p><text:a xlink:href="https://www.ldlc.com/fiche/PB00536094.html" xlink:type="simple">https://www.ldlc.com/fiche/PB00536094.html</text:a></text:p>
          </table:table-cell>
        </table:table-row>
        <table:table-row table:style-name="ro1">
          <table:table-cell table:style-name="ce53" office:value-type="float" office:value="3" calcext:value-type="float">
            <text:p>3</text:p>
          </table:table-cell>
          <table:table-cell table:style-name="ce53" office:value-type="string" calcext:value-type="string">
            <text:p>AMD Ryzen 7 7800X3D</text:p>
          </table:table-cell>
          <table:table-cell table:style-name="ce61" office:value-type="currency" office:currency="EUR" office:value="449.95" calcext:value-type="currency">
            <text:p>449,95 €</text:p>
          </table:table-cell>
          <table:table-cell table:style-name="ce53" office:value-type="string" calcext:value-type="string">
            <text:p><text:a xlink:href="https://www.ldlc.com/fiche/PB00546345.html" xlink:type="simple">https://www.ldlc.com/fiche/PB00546345.html</text:a></text:p>
          </table:table-cell>
        </table:table-row>
        <table:table-row table:style-name="ro1">
          <table:table-cell table:style-name="ce53" office:value-type="float" office:value="4" calcext:value-type="float">
            <text:p>4</text:p>
          </table:table-cell>
          <table:table-cell table:style-name="ce54" office:value-type="string" calcext:value-type="string">
            <text:p>AMD Ryzen 9 7950X</text:p>
          </table:table-cell>
          <table:table-cell table:style-name="ce62" office:value-type="currency" office:currency="EUR" office:value="619.95" calcext:value-type="currency">
            <text:p>619,95 €</text:p>
          </table:table-cell>
          <table:table-cell table:style-name="ce54" office:value-type="string" calcext:value-type="string">
            <text:p><text:a xlink:href="https://www.ldlc.com/fiche/PB00516614.html" xlink:type="simple">https://www.ldlc.com/fiche/PB00516614.html</text:a></text:p>
          </table:table-cell>
        </table:table-row>
        <table:table-row table:style-name="ro1"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Intel Core i7 14700F</text:p>
          </table:table-cell>
          <table:table-cell table:style-name="ce61" office:value-type="currency" office:currency="EUR" office:value="369.95" calcext:value-type="currency">
            <text:p>369,95 €</text:p>
          </table:table-cell>
          <table:table-cell table:style-name="ce53" office:value-type="string" calcext:value-type="string">
            <text:p><text:a xlink:href="https://www.ldlc.com/fiche/PB00587605.html" xlink:type="simple">https://www.ldlc.com/fiche/PB00587605.html</text:a></text:p>
          </table:table-cell>
        </table:table-row>
        <table:table-row table:style-name="ro1">
          <table:table-cell table:style-name="ce53" office:value-type="float" office:value="6" calcext:value-type="float">
            <text:p>6</text:p>
          </table:table-cell>
          <table:table-cell table:style-name="ce54" office:value-type="string" calcext:value-type="string">
            <text:p>AMD Ryzen 9 7900X</text:p>
          </table:table-cell>
          <table:table-cell table:style-name="ce62" office:value-type="currency" office:currency="EUR" office:value="419.95" calcext:value-type="currency">
            <text:p>419,95 €</text:p>
          </table:table-cell>
          <table:table-cell table:style-name="ce54" office:value-type="string" calcext:value-type="string">
            <text:p><text:a xlink:href="https://www.ldlc.com/fiche/PB00516611.html" xlink:type="simple">https://www.ldlc.com/fiche/PB00516611.html</text:a></text:p>
          </table:table-cell>
        </table:table-row>
        <table:table-row table:style-name="ro1">
          <table:table-cell table:style-name="ce53" office:value-type="float" office:value="7" calcext:value-type="float">
            <text:p>7</text:p>
          </table:table-cell>
          <table:table-cell table:style-name="ce53" office:value-type="string" calcext:value-type="string">
            <text:p>Intel Core i9-14900K</text:p>
          </table:table-cell>
          <table:table-cell table:style-name="ce61" office:value-type="currency" office:currency="EUR" office:value="549.95" calcext:value-type="currency">
            <text:p>549,95 €</text:p>
          </table:table-cell>
          <table:table-cell table:style-name="ce53" office:value-type="string" calcext:value-type="string">
            <text:p><text:a xlink:href="https://www.ldlc.com/fiche/PB00577124.html" xlink:type="simple">https://www.ldlc.com/fiche/PB00577124.html</text:a></text:p>
          </table:table-cell>
        </table:table-row>
        <table:table-row table:style-name="ro1">
          <table:table-cell table:style-name="ce53" office:value-type="float" office:value="8" calcext:value-type="float">
            <text:p>8</text:p>
          </table:table-cell>
          <table:table-cell table:style-name="ce54" office:value-type="string" calcext:value-type="string">
            <text:p>AMD Ryzen 5 7600</text:p>
          </table:table-cell>
          <table:table-cell table:style-name="ce62" office:value-type="currency" office:currency="EUR" office:value="209.95" calcext:value-type="currency">
            <text:p>209,95 €</text:p>
          </table:table-cell>
          <table:table-cell table:style-name="ce54" office:value-type="string" calcext:value-type="string">
            <text:p><text:a xlink:href="https://www.ldlc.com/fiche/PB00536100.html" xlink:type="simple">https://www.ldlc.com/fiche/PB00536100.html</text:a></text:p>
          </table:table-cell>
        </table:table-row>
        <table:table-row table:style-name="ro1">
          <table:table-cell table:style-name="ce53" office:value-type="float" office:value="9" calcext:value-type="float">
            <text:p>9</text:p>
          </table:table-cell>
          <table:table-cell table:style-name="ce53" office:value-type="string" calcext:value-type="string">
            <text:p>Intel Core i5-13500</text:p>
          </table:table-cell>
          <table:table-cell table:style-name="ce63" office:value-type="currency" office:currency="EUR" office:value="269.14" calcext:value-type="currency">
            <text:p>269,14 €</text:p>
          </table:table-cell>
          <table:table-cell table:style-name="ce53" office:value-type="string" calcext:value-type="string">
            <text:p><text:a xlink:href="https://www.rueducommerce.fr/p/m24074898721.html?utm_source=google&amp;utm_medium=cpc&amp;utm_campaign=pmax&amp;utm_content=&amp;gad_source=1&amp;gad_campaignid=23114503158&amp;gclid=Cj0KCQiAubrJBhCbARIsAHIdxD-UTPxrM3z4Tx-OluLdg7sP71zVzRKKY3xLDmpF6uhyckM_Bo0tO1MaAtH-EALw_wcB" xlink:type="simple">https://www.rueducommerce.fr/p/m24074898721.html?utm_source=google&amp;utm_medium=cpc&amp;utm_campaign=pmax&amp;utm_content=&amp;gad_source=1&amp;gad_campaignid=23114503158&amp;gclid=Cj0KCQiAubrJBhCbARIsAHIdxD-UTPxrM3z4Tx-OluLdg7sP71zVzRKKY3xLDmpF6uhyckM_Bo0tO1MaAtH-EALw_wcB</text:a></text:p>
          </table:table-cell>
        </table:table-row>
        <table:table-row table:style-name="ro1">
          <table:table-cell table:style-name="ce53" office:value-type="float" office:value="10" calcext:value-type="float">
            <text:p>10</text:p>
          </table:table-cell>
          <table:table-cell table:style-name="ce54" office:value-type="string" calcext:value-type="string">
            <text:p>Amd Ryzen 7 7700 </text:p>
          </table:table-cell>
          <table:table-cell table:style-name="ce62" office:value-type="currency" office:currency="EUR" office:value="339.95" calcext:value-type="currency">
            <text:p>339,95 €</text:p>
          </table:table-cell>
          <table:table-cell table:style-name="ce54" office:value-type="string" calcext:value-type="string">
            <text:p><text:a xlink:href="https://www.ldlc.com/fiche/PB00536101.html" xlink:type="simple">https://www.ldlc.com/fiche/PB00536101.html</text:a></text:p>
          </table:table-cell>
        </table:table-row>
        <table:table-row table:style-name="ro1">
          <table:table-cell table:style-name="ce53" office:value-type="float" office:value="11" calcext:value-type="float">
            <text:p>11</text:p>
          </table:table-cell>
          <table:table-cell table:style-name="ce53" office:value-type="string" calcext:value-type="string">
            <text:p>AMD Ryzen 5 5600G</text:p>
          </table:table-cell>
          <table:table-cell table:style-name="ce61" office:value-type="currency" office:currency="EUR" office:value="194.16" calcext:value-type="currency">
            <text:p>194,16 €</text:p>
          </table:table-cell>
          <table:table-cell table:style-name="ce53" office:value-type="string" calcext:value-type="string">
            <text:p><text:a xlink:href="https://www.rueducommerce.fr/p/r24060015470.html" xlink:type="simple">https://www.rueducommerce.fr/p/r24060015470.html</text:a></text:p>
          </table:table-cell>
        </table:table-row>
        <table:table-row table:style-name="ro1">
          <table:table-cell table:style-name="ce53" office:value-type="float" office:value="12" calcext:value-type="float">
            <text:p>12</text:p>
          </table:table-cell>
          <table:table-cell table:style-name="ce54" office:value-type="string" calcext:value-type="string">
            <text:p>intel core i5-12400</text:p>
          </table:table-cell>
          <table:table-cell table:style-name="ce64" office:value-type="currency" office:currency="EUR" office:value="130.89" calcext:value-type="currency">
            <text:p>130,89 €</text:p>
          </table:table-cell>
          <table:table-cell table:style-name="ce54" office:value-type="string" calcext:value-type="string">
            <text:p><text:a xlink:href="https://www.rueducommerce.fr/p/r24060016211.html" xlink:type="simple">https://www.rueducommerce.fr/p/r24060016211.html</text:a></text:p>
          </table:table-cell>
        </table:table-row>
        <table:table-row table:style-name="ro1">
          <table:table-cell table:style-name="ce53" office:value-type="float" office:value="13" calcext:value-type="float">
            <text:p>13</text:p>
          </table:table-cell>
          <table:table-cell table:style-name="ce53" office:value-type="string" calcext:value-type="string">
            <text:p>Intel Core i7-13700F</text:p>
          </table:table-cell>
          <table:table-cell table:style-name="ce63" office:value-type="currency" office:currency="EUR" office:value="349.95" calcext:value-type="currency">
            <text:p>349,95 €</text:p>
          </table:table-cell>
          <table:table-cell table:style-name="ce53" office:value-type="string" calcext:value-type="string">
            <text:p><text:a xlink:href="https://www.ldlc.com/fiche/PB00536094.html" xlink:type="simple">https://www.ldlc.com/fiche/PB00536094.html</text:a></text:p>
          </table:table-cell>
        </table:table-row>
        <table:table-row table:style-name="ro1">
          <table:table-cell table:style-name="ce53" office:value-type="float" office:value="14" calcext:value-type="float">
            <text:p>14</text:p>
          </table:table-cell>
          <table:table-cell table:style-name="ce53" office:value-type="string" calcext:value-type="string">
            <text:p>MSI B650 </text:p>
          </table:table-cell>
          <table:table-cell table:style-name="ce61" office:value-type="currency" office:currency="EUR" office:value="215.95" calcext:value-type="currency">
            <text:p>215,95 €</text:p>
          </table:table-cell>
          <table:table-cell table:style-name="ce53" office:value-type="string" calcext:value-type="string">
            <text:p><text:a xlink:href="https://www.ldlc.com/fiche/PB00520541.html" xlink:type="simple">https://www.ldlc.com/fiche/PB00520541.html</text:a></text:p>
          </table:table-cell>
        </table:table-row>
        <table:table-row table:style-name="ro2">
          <table:table-cell table:style-name="ce53" office:value-type="float" office:value="15" calcext:value-type="float">
            <text:p>15</text:p>
          </table:table-cell>
          <table:table-cell table:style-name="ce54" office:value-type="string" calcext:value-type="string">
            <text:p>ASUS TUF B760-plus WIFI D4</text:p>
          </table:table-cell>
          <table:table-cell table:style-name="ce62" office:value-type="currency" office:currency="EUR" office:value="177.95" calcext:value-type="currency">
            <text:p>177,95 €</text:p>
          </table:table-cell>
          <table:table-cell table:style-name="ce54" office:value-type="string" calcext:value-type="string">
            <text:p><text:a xlink:href="https://www.ldlc.com/fiche/PB00536205.html" xlink:type="simple">https://www.ldlc.com/fiche/PB00536205.html</text:a></text:p>
          </table:table-cell>
        </table:table-row>
        <table:table-row table:style-name="ro3">
          <table:table-cell table:style-name="ce53" office:value-type="float" office:value="16" calcext:value-type="float">
            <text:p>16</text:p>
          </table:table-cell>
          <table:table-cell table:style-name="ce53" office:value-type="string" calcext:value-type="string">
            <text:p>MSI MAG B650 TOMAHAWK WIFI</text:p>
          </table:table-cell>
          <table:table-cell table:style-name="ce63" office:value-type="currency" office:currency="EUR" office:value="215.95" calcext:value-type="currency">
            <text:p>215,95 €</text:p>
          </table:table-cell>
          <table:table-cell table:style-name="ce53" office:value-type="string" calcext:value-type="string">
            <text:p><text:a xlink:href="https://www.ldlc.com/fiche/PB00520541.html" xlink:type="simple">https://www.ldlc.com/fiche/PB00520541.html</text:a></text:p>
          </table:table-cell>
        </table:table-row>
        <table:table-row table:style-name="ro1">
          <table:table-cell table:style-name="ce53" office:value-type="float" office:value="17" calcext:value-type="float">
            <text:p>17</text:p>
          </table:table-cell>
          <table:table-cell table:style-name="ce54" office:value-type="string" calcext:value-type="string">
            <text:p>ASUS ROG STRIX X670E-E WIFI</text:p>
          </table:table-cell>
          <table:table-cell table:style-name="ce62" office:value-type="currency" office:currency="EUR" office:value="487.48" calcext:value-type="currency">
            <text:p>487,48 €</text:p>
          </table:table-cell>
          <table:table-cell table:style-name="ce54" office:value-type="string" calcext:value-type="string">
            <text:p><text:a xlink:href="https://www.rueducommerce.fr/p/r24060017260.html" xlink:type="simple">https://www.rueducommerce.fr/p/r24060017260.html</text:a></text:p>
          </table:table-cell>
        </table:table-row>
        <table:table-row table:style-name="ro1">
          <table:table-cell table:style-name="ce53" office:value-type="float" office:value="18" calcext:value-type="float">
            <text:p>18</text:p>
          </table:table-cell>
          <table:table-cell table:style-name="ce53" office:value-type="string" calcext:value-type="string">
            <text:p>ASUS PRIME X670-P WIFI</text:p>
          </table:table-cell>
          <table:table-cell table:style-name="ce61" office:value-type="string" calcext:value-type="string">
            <text:p><text:span text:style-name="T1">414,</text:span>44</text:p>
          </table:table-cell>
          <table:table-cell table:style-name="ce53" office:value-type="string" calcext:value-type="string">
            <text:p><text:a xlink:href="https://www.rueducommerce.fr/p/r24060017266.html" xlink:type="simple">https://www.rueducommerce.fr/p/r24060017266.html</text:a></text:p>
          </table:table-cell>
        </table:table-row>
        <table:table-row table:style-name="ro1">
          <table:table-cell table:style-name="ce53" office:value-type="float" office:value="19" calcext:value-type="float">
            <text:p>19</text:p>
          </table:table-cell>
          <table:table-cell table:style-name="ce54" office:value-type="string" calcext:value-type="string">
            <text:p>ASUS PRIME Z790-P </text:p>
          </table:table-cell>
          <table:table-cell table:style-name="ce62" office:value-type="currency" office:currency="EUR" office:value="219.95" calcext:value-type="currency">
            <text:p>219,95 €</text:p>
          </table:table-cell>
          <table:table-cell table:style-name="ce54" office:value-type="string" calcext:value-type="string">
            <text:p><text:a xlink:href="https://www.ldlc.com/fiche/PB00519831.html" xlink:type="simple">https://www.ldlc.com/fiche/PB00519831.html</text:a></text:p>
          </table:table-cell>
        </table:table-row>
        <table:table-row table:style-name="ro1">
          <table:table-cell table:style-name="ce53" office:value-type="float" office:value="20" calcext:value-type="float">
            <text:p>20</text:p>
          </table:table-cell>
          <table:table-cell table:style-name="ce54" office:value-type="string" calcext:value-type="string">
            <text:p>MSI MAG Z790 WIFI</text:p>
          </table:table-cell>
          <table:table-cell table:style-name="ce66" office:value-type="string" calcext:value-type="string">
            <text:p><text:span text:style-name="T2">265</text:span><text:span text:style-name="T3">,</text:span>95</text:p>
          </table:table-cell>
          <table:table-cell table:style-name="ce54" office:value-type="string" calcext:value-type="string">
            <text:p><text:a xlink:href="https://www.ldlc.com/fiche/PB00519600.html" xlink:type="simple">https://www.ldlc.com/fiche/PB00519600.html</text:a></text:p>
          </table:table-cell>
        </table:table-row>
        <table:table-row table:style-name="ro4">
          <table:table-cell table:style-name="ce53" office:value-type="float" office:value="21" calcext:value-type="float">
            <text:p>21</text:p>
          </table:table-cell>
          <table:table-cell table:style-name="ce54" office:value-type="string" calcext:value-type="string">
            <text:p>32GB DDR5 6000Mhz Corsair vengeance</text:p>
          </table:table-cell>
          <table:table-cell table:style-name="ce66" office:value-type="currency" office:currency="EUR" office:value="521.95" calcext:value-type="currency">
            <text:p>521,95 €</text:p>
          </table:table-cell>
          <table:table-cell table:style-name="ce54" office:value-type="string" calcext:value-type="string">
            <text:p><text:a xlink:href="https://www.ldlc.com/fiche/PB00548206.html" xlink:type="simple">https://www.ldlc.com/fiche/PB00548206.html</text:a></text:p>
          </table:table-cell>
        </table:table-row>
        <table:table-row table:style-name="ro3">
          <table:table-cell table:style-name="ce53" office:value-type="float" office:value="22" calcext:value-type="float">
            <text:p>22</text:p>
          </table:table-cell>
          <table:table-cell table:style-name="ce57" office:value-type="string" calcext:value-type="string">
            <text:p>32GB DDR5-6000 (2x16GB) G.Skill Trident Z5 </text:p>
          </table:table-cell>
          <table:table-cell table:style-name="ce61" office:value-type="currency" office:currency="EUR" office:value="539.95" calcext:value-type="currency">
            <text:p>539,95 €</text:p>
          </table:table-cell>
          <table:table-cell table:style-name="ce53" office:value-type="string" calcext:value-type="string">
            <text:p><text:a xlink:href="https://www.ldlc.com/fiche/PB00668643.html" xlink:type="simple">https://www.ldlc.com/fiche/PB00668643.html</text:a></text:p>
          </table:table-cell>
        </table:table-row>
        <table:table-row table:style-name="ro1">
          <table:table-cell table:style-name="ce53" office:value-type="float" office:value="23" calcext:value-type="float">
            <text:p>23</text:p>
          </table:table-cell>
          <table:table-cell table:style-name="ce58" office:value-type="string" calcext:value-type="string">
            <text:p>32GB DDR5-5600 (1x32GB) Kingston Fury Beast </text:p>
          </table:table-cell>
          <table:table-cell table:style-name="ce62" office:value-type="currency" office:currency="EUR" office:value="323.95" calcext:value-type="currency">
            <text:p>323,95 €</text:p>
          </table:table-cell>
          <table:table-cell table:style-name="ce54" office:value-type="string" calcext:value-type="string">
            <text:p><text:a xlink:href="https://www.ldlc.com/fiche/PB00495971.html" xlink:type="simple">https://www.ldlc.com/fiche/PB00495971.html</text:a></text:p>
          </table:table-cell>
        </table:table-row>
        <table:table-row table:style-name="ro1">
          <table:table-cell table:style-name="ce53" office:value-type="float" office:value="24" calcext:value-type="float">
            <text:p>24</text:p>
          </table:table-cell>
          <table:table-cell table:style-name="ce58" office:value-type="string" calcext:value-type="string">
            <text:p>128GB DDR5-5600 (4x32GB) Kingston Fury Beast </text:p>
          </table:table-cell>
          <table:table-cell table:style-name="ce62" office:value-type="currency" office:currency="EUR" office:value="1188.72" calcext:value-type="currency">
            <text:p>1 188,72 €</text:p>
          </table:table-cell>
          <table:table-cell table:style-name="ce54" office:value-type="string" calcext:value-type="string">
            <text:p><text:a xlink:href="https://www.amazon.fr/Kingston-Beast-128GB-5600MT-Mémoire/dp/B0C3487K2B?th=1" xlink:type="simple">https://www.amazon.fr/Kingston-Beast-128GB-5600MT-Mémoire/dp/B0C3487K2B?th=1</text:a></text:p>
          </table:table-cell>
        </table:table-row>
        <table:table-row table:style-name="ro1">
          <table:table-cell table:style-name="ce53" office:value-type="float" office:value="25" calcext:value-type="float">
            <text:p>25</text:p>
          </table:table-cell>
          <table:table-cell table:style-name="ce57" office:value-type="string" calcext:value-type="string">
            <text:p>16GB DDR5-5200 (2x8GB) Kingston Fury Beast </text:p>
          </table:table-cell>
          <table:table-cell table:style-name="ce61" office:value-type="currency" office:currency="EUR" office:value="273.36" calcext:value-type="currency">
            <text:p>273,36 €</text:p>
          </table:table-cell>
          <table:table-cell table:style-name="ce53" office:value-type="string" calcext:value-type="string">
            <text:p><text:a xlink:href="https://www.darty.com/nav/achat/ref/MC346819092.html?sv1=affiliate&amp;sv_campai" xlink:type="simple">https://www.darty.com/nav/achat/ref/MC346819092.html?sv1=affiliate&amp;sv_campai</text:a></text:p>
          </table:table-cell>
        </table:table-row>
        <table:table-row table:style-name="ro1">
          <table:table-cell table:style-name="ce53" office:value-type="float" office:value="26" calcext:value-type="float">
            <text:p>26</text:p>
          </table:table-cell>
          <table:table-cell table:style-name="ce58" office:value-type="string" calcext:value-type="string">
            <text:p>32GB DDR4-3200 (2x16GB) Corsair Vengeance LPX </text:p>
          </table:table-cell>
          <table:table-cell table:style-name="ce62" office:value-type="currency" office:currency="EUR" office:value="207.95" calcext:value-type="currency">
            <text:p>207,95 €</text:p>
          </table:table-cell>
          <table:table-cell table:style-name="ce54" office:value-type="string" calcext:value-type="string">
            <text:p><text:a xlink:href="https://www.ldlc.com/fiche/PB00271616.html" xlink:type="simple">https://www.ldlc.com/fiche/PB00271616.html</text:a></text:p>
          </table:table-cell>
        </table:table-row>
        <table:table-row table:style-name="ro1">
          <table:table-cell table:style-name="ce53" office:value-type="float" office:value="27" calcext:value-type="float">
            <text:p>27</text:p>
          </table:table-cell>
          <table:table-cell table:style-name="ce57" office:value-type="string" calcext:value-type="string">
            <text:p>16GB DDR4-3200 (2x8GB) Crucial Ballistix </text:p>
          </table:table-cell>
          <table:table-cell table:style-name="ce61" office:value-type="currency" office:currency="EUR" office:value="113.36" calcext:value-type="currency">
            <text:p>113,36 €</text:p>
          </table:table-cell>
          <table:table-cell table:style-name="ce57" office:value-type="string" calcext:value-type="string">
            <text:p><text:a xlink:href="https://www.amazon.fr/Crucial-Ballistix-BL2K8G32C16U4B-Mémoire-Gamer/dp/B083TRRT16?th=1" xlink:type="simple">https://www.amazon.fr/Crucial-Ballistix-BL2K8G32C16U4B-Mémoire-Gamer/dp/B083TRRT16?th=1</text:a></text:p>
          </table:table-cell>
        </table:table-row>
        <table:table-row table:style-name="ro1">
          <table:table-cell table:style-name="ce53" office:value-type="float" office:value="28" calcext:value-type="float">
            <text:p>28</text:p>
          </table:table-cell>
          <table:table-cell table:style-name="ce58" office:value-type="string" calcext:value-type="string">
            <text:p>SSD NVMe 1TO Samsung 980 PRO </text:p>
          </table:table-cell>
          <table:table-cell table:style-name="ce66" office:value-type="string" calcext:value-type="string">
            <text:p><text:span text:style-name="T2">135</text:span><text:span text:style-name="T3">€</text:span></text:p>
          </table:table-cell>
          <table:table-cell table:style-name="ce54" office:value-type="string" calcext:value-type="string">
            <text:p><text:a xlink:href="https://www.amazon.fr/Samsung-Internal-Solid-State-MZ-V8P1T0BW/dp/B08GS7748F?th=1" xlink:type="simple">https://www.amazon.fr/Samsung-Internal-Solid-State-MZ-V8P1T0BW/dp/B08GS7748F?th=1</text:a></text:p>
          </table:table-cell>
        </table:table-row>
        <table:table-row table:style-name="ro1">
          <table:table-cell table:style-name="ce53" office:value-type="float" office:value="29" calcext:value-type="float">
            <text:p>29</text:p>
          </table:table-cell>
          <table:table-cell table:style-name="ce57" office:value-type="string" calcext:value-type="string">
            <text:p>SSD NVMe 1TO WD Black SN850X </text:p>
          </table:table-cell>
          <table:table-cell table:style-name="ce63" office:value-type="string" calcext:value-type="string">
            <text:p><text:span text:style-name="T2">107,90</text:span><text:span text:style-name="T3">€</text:span></text:p>
          </table:table-cell>
          <table:table-cell table:style-name="ce53" office:value-type="string" calcext:value-type="string">
            <text:p><text:a xlink:href="https://www.amazon.fr/WD_BLACK-SN850X-2280-gaming-jusquà/dp/B0B7CKVCCV/ref=sr_1_1?__mk_fr_FR=ÅMÅŽÕÑ&amp;crid=1YK9GKYZHRODH&amp;dib=eyJ2IjoiMSJ9.Mx_cQtW10GBCcWbK1sN_AFTtpKWKQbE7faIg6Ea-aV1a4AeEy-j0x9xhMdRdouDJRAKvzusIuJLAudzIr948HpYBXFEK8mn_w8TZbdlf4DSCHaPhylhLj1jOzrxgKDgEYuUGMnpPl8asbVqRacWccv1JXM21RnEsHVH8KqKlMZ2RCuBujV-hMltd1hzPwpONHuhtqBKDUMH72WSnZJtiEgwVjKjaFgfwo6fWxFZT3WKRgn0hdtPFCpH3hXSVe2B-GDvIj8dj3A_ggiWKCOK_5UUp-rtOLg1mQfIVKBn2LAo.orRpxt1icmV9kZK9iPywbz_g-xbsEftDBcTTAGuAbgg&amp;dib_tag=se&amp;keywords=SSD+NVMe+1TO+WD+Black+SN850X&amp;qid=1764691273&amp;s=computers&amp;sprefix=ssd+nvme+1to+wd+black+sn850x+%2Ccomputers%2C141&amp;sr=1-1" xlink:type="simple">https://www.amazon.fr/WD_BLACK-SN850X-2280-gaming-jusquà/dp/B0B7CKVCCV/ref=sr_1_1?__mk_fr_FR=ÅMÅŽÕÑ&amp;crid=1YK9GKYZHRODH&amp;dib=eyJ2IjoiMSJ9.Mx_cQtW10GBCcWbK1sN_AFTtpKWKQbE7faIg6Ea-aV1a4AeEy-j0x9xhMdRdouDJRAKvzusIuJLAudzIr948HpYBXFEK8mn_w8TZbdlf4DSCHaPhylhLj1jOzrxgKDgEYuUGMnpPl8asbVqRacWccv1JXM21RnEsHVH8KqKlMZ2RCuBujV-hMltd1hzPwpONHuhtqBKDUMH72WSnZJtiEgwVjKjaFgfwo6fWxFZT3WKRgn0hdtPFCpH3hXSVe2B-GDvIj8dj3A_ggiWKCOK_5UUp-rtOLg1mQfIVKBn2LAo.orRpxt1icmV9kZK9iPywbz_g-xbsEftDBcTTAGuAbgg&amp;dib_tag=se&amp;keywords=SSD+NVMe+1TO+WD+Black+SN850X&amp;qid=1764691273&amp;s=computers&amp;sprefix=ssd+nvme+1to+wd+black+sn850x+%2Ccomputers%2C141&amp;sr=1-1</text:a></text:p>
          </table:table-cell>
        </table:table-row>
        <table:table-row table:style-name="ro1">
          <table:table-cell table:style-name="ce53" office:value-type="float" office:value="30" calcext:value-type="float">
            <text:p>30</text:p>
          </table:table-cell>
          <table:table-cell table:style-name="ce58" office:value-type="string" calcext:value-type="string">
            <text:p>SSD NVMe 2TB Samsung 990 PRO </text:p>
          </table:table-cell>
          <table:table-cell table:style-name="ce66" office:value-type="currency" office:currency="EUR" office:value="206.4" calcext:value-type="currency">
            <text:p>206,40 €</text:p>
          </table:table-cell>
          <table:table-cell table:style-name="ce54" office:value-type="string" calcext:value-type="string">
            <text:p><text:a xlink:href="https://www.amazon.fr/Samsung-MZ-V9P2T0BW-Contrôle-Thermique-Intelligent/dp/B0B9C4DKKG?th=1" xlink:type="simple">https://www.amazon.fr/Samsung-MZ-V9P2T0BW-Contrôle-Thermique-Intelligent/dp/B0B9C4DKKG?th=1</text:a></text:p>
          </table:table-cell>
        </table:table-row>
        <table:table-row table:style-name="ro1">
          <table:table-cell table:style-name="ce53" office:value-type="float" office:value="31" calcext:value-type="float">
            <text:p>31</text:p>
          </table:table-cell>
          <table:table-cell table:style-name="ce58" office:value-type="string" calcext:value-type="string">
            <text:p>SSD NVMe 500GB Samsung 980 </text:p>
          </table:table-cell>
          <table:table-cell table:style-name="ce66" office:value-type="string" calcext:value-type="string">
            <text:p><text:span text:style-name="T2">79,90</text:span><text:span text:style-name="T3">€</text:span></text:p>
          </table:table-cell>
          <table:table-cell table:style-name="ce54" office:value-type="string" calcext:value-type="string">
            <text:p><text:a xlink:href="https://www.amazon.fr/Samsung-MZ-V8V500BW-Contrôle-thermique-intelligent/dp/B08THW4S3T/ref=sr_1_1?__mk_fr_FR=ÅMÅŽÕÑ&amp;crid=1Z54R6UW4LT2L&amp;dib=eyJ2IjoiMSJ9.JMJFFFeKFYZMBTq5fyalXcoKZnUVku1my3r4fJwZeCUvlk8GhQItDE_fSwINuD_AgJRsjT1mpDubR-xjFlLUaf_k8aTCCi8AgicspYo7IWrzTTlc_wM9zQObzz_uIzqqNWmfm4PYSujZjqfbjU7RUiclDsaKx2CsSWiq5hnpcrdfIcY3Q-7ObeXg0GAblBmuNwZeMfi3n6uSo87iQlwgLkx7LSnZIMpLf0oSEGoiVtieMFUiZUZFtICWPJZ2HKvkx-1r5f7aB1xagyujNVfM7e6D-jr8eYnQczkL6QcIefs.NFg7VkBIsFuOO0tCQUifMLluxENJp0P9c_DaYEWtrFQ&amp;dib_tag=se&amp;keywords=SSD%2BNVMe%2B500GB%2BSamsung%2B980&amp;qid=1764691430&amp;s=computers&amp;sprefix=ssd%2Bnvme%2B500gb%2Bsamsung%2B980%2B%2Ccomputers%2C162&amp;sr=1-1&amp;th=1" xlink:type="simple">https://www.amazon.fr/Samsung-MZ-V8V500BW-Contrôle-thermique-intelligent/dp/B08THW4S3T/ref=sr_1_1?__mk_fr_FR=ÅMÅŽÕÑ&amp;crid=1Z54R6UW4LT2L&amp;dib=eyJ2IjoiMSJ9.JMJFFFeKFYZMBTq5fyalXcoKZnUVku1my3r4fJwZeCUvlk8GhQItDE_fSwINuD_AgJRsjT1mpDubR-xjFlLUaf_k8aTCCi8AgicspYo7IWrzTTlc_wM9zQObzz_uIzqqNWmfm4PYSujZjqfbjU7RUiclDsaKx2CsSWiq5hnpcrdfIcY3Q-7ObeXg0GAblBmuNwZeMfi3n6uSo87iQlwgLkx7LSnZIMpLf0oSEGoiVtieMFUiZUZFtICWPJZ2HKvkx-1r5f7aB1xagyujNVfM7e6D-jr8eYnQczkL6QcIefs.NFg7VkBIsFuOO0tCQUifMLluxENJp0P9c_DaYEWtrFQ&amp;dib_tag=se&amp;keywords=SSD%2BNVMe%2B500GB%2BSamsung%2B980&amp;qid=1764691430&amp;s=computers&amp;sprefix=ssd%2Bnvme%2B500gb%2Bsamsung%2B980%2B%2Ccomputers%2C162&amp;sr=1-1&amp;th=1</text:a></text:p>
          </table:table-cell>
        </table:table-row>
        <table:table-row table:style-name="ro1">
          <table:table-cell table:style-name="ce53" office:value-type="float" office:value="32" calcext:value-type="float">
            <text:p>32</text:p>
          </table:table-cell>
          <table:table-cell table:style-name="ce57" office:value-type="string" calcext:value-type="string">
            <text:p>SSD NVMe 500GB Crucial P3 </text:p>
          </table:table-cell>
          <table:table-cell table:style-name="ce63" office:value-type="string" calcext:value-type="string">
            <text:p><text:span text:style-name="T2">65,99</text:span><text:span text:style-name="T3">€</text:span></text:p>
          </table:table-cell>
          <table:table-cell table:style-name="ce53" office:value-type="string" calcext:value-type="string">
            <text:p><text:a xlink:href="https://www.amazon.fr/Crucial-500Go-CT500P3SSD8-PCIe-Jusquà/dp/B0B25LQQPC/ref=sr_1_3?__mk_fr_FR=ÅMÅŽÕÑ&amp;dib=eyJ2IjoiMSJ9.NUivCSJp1cakIOm0Qbco9XQ2hasXGBQFOXNnORkAr0nVf5xJYFO7CcMfH5-toGNdexariuP5VZX7HRZE3KczVStI6sKqrWj1mrfQJTHdgSwDl0K4rHxvezXTahRlqGG-L1QZ8wj1733TCVAHvAiC4d8fnsFTpzYyGDCRY_U3X6joPE2ozDT2H4dcHKibvZ4mC_s4fYjLpE1gMhNRIMVauZLUDoDWJ7BreViuLkh0zBIISJpEoJmjmmsXvhmZ1pm3YKi3DT7a1Qq36R2hlsC1N8eBqEOuTLLeuNHYKVkHLrQ.dYXLXavzylJQEh9qrGkA2poXY8CsLdbSoWaFwAB6cII&amp;dib_tag=se&amp;keywords=SSD%2BNVMe%2B500GB%2BCrucial%2BP3&amp;qid=1764691342&amp;s=computers&amp;sr=1-3&amp;th=1" xlink:type="simple">https://www.amazon.fr/Crucial-500Go-CT500P3SSD8-PCIe-Jusquà/dp/B0B25LQQPC/ref=sr_1_3?__mk_fr_FR=ÅMÅŽÕÑ&amp;dib=eyJ2IjoiMSJ9.NUivCSJp1cakIOm0Qbco9XQ2hasXGBQFOXNnORkAr0nVf5xJYFO7CcMfH5-toGNdexariuP5VZX7HRZE3KczVStI6sKqrWj1mrfQJTHdgSwDl0K4rHxvezXTahRlqGG-L1QZ8wj1733TCVAHvAiC4d8fnsFTpzYyGDCRY_U3X6joPE2ozDT2H4dcHKibvZ4mC_s4fYjLpE1gMhNRIMVauZLUDoDWJ7BreViuLkh0zBIISJpEoJmjmmsXvhmZ1pm3YKi3DT7a1Qq36R2hlsC1N8eBqEOuTLLeuNHYKVkHLrQ.dYXLXavzylJQEh9qrGkA2poXY8CsLdbSoWaFwAB6cII&amp;dib_tag=se&amp;keywords=SSD%2BNVMe%2B500GB%2BCrucial%2BP3&amp;qid=1764691342&amp;s=computers&amp;sr=1-3&amp;th=1</text:a></text:p>
          </table:table-cell>
        </table:table-row>
        <table:table-row table:style-name="ro1">
          <table:table-cell table:style-name="ce53" office:value-type="float" office:value="33" calcext:value-type="float">
            <text:p>33</text:p>
          </table:table-cell>
          <table:table-cell table:style-name="ce57" office:value-type="string" calcext:value-type="string">
            <text:p>GeForce GTX 1650 </text:p>
          </table:table-cell>
          <table:table-cell table:style-name="ce63"/>
          <table:table-cell table:style-name="ce53"/>
        </table:table-row>
        <table:table-row table:style-name="ro1">
          <table:table-cell table:style-name="ce53" office:value-type="float" office:value="34" calcext:value-type="float">
            <text:p>34</text:p>
          </table:table-cell>
          <table:table-cell table:style-name="ce58" office:value-type="string" calcext:value-type="string">
            <text:p>GeForce RTX 4060 </text:p>
          </table:table-cell>
          <table:table-cell table:style-name="ce66" office:value-type="string" calcext:value-type="string">
            <text:p><text:span text:style-name="T2">351,36</text:span><text:span text:style-name="T3">€</text:span></text:p>
          </table:table-cell>
          <table:table-cell table:style-name="ce54" office:value-type="string" calcext:value-type="string">
            <text:p><text:a xlink:href="https://www.amazon.fr/GIGABYTE-RTX-4060-Eagle-ICE-8GD/dp/B0CVQN2XKX/ref=sr_1_7?__mk_fr_FR=ÅMÅŽÕÑ&amp;crid=3516J86Y8M2HB&amp;dib=eyJ2IjoiMSJ9.c3r9nF-HR2lT0vleghs0Eu0Nm7prNFu_YnKunGcsvIyabXqgpVTtP7RJlEhesnGN_jxLWM1Ol2HAiM9iB5xVEuhMwa40oFOx0HTvOZroKk98P33s6oacJj9PtqumKrRRp_6b-sGCaYEzsLHSIW6xFcEA8LoO5XeqyJU82yig9PQw4We3Vtf1Ul6MWVvu4w9o-jvbzlz_nR3Zh0HYbGPFYPOFl-PdURF3S3p-OSVcaBsxZyUxALCMCRYIH38RyAQd0qws_4e5sIB04ovWUZQhNkhhLbQmvxH2iR3dcZOuaqY.vDNlZ7MlhXHJzkqmZIoIZ670iVLZaamNXlLUb6UJNdU&amp;dib_tag=se&amp;keywords=gtx+4060&amp;qid=1764691566&amp;sprefix=gtx+4060%2Caps%2C164&amp;sr=8-7" xlink:type="simple">https://www.amazon.fr/GIGABYTE-RTX-4060-Eagle-ICE-8GD/dp/B0CVQN2XKX/ref=sr_1_7?__mk_fr_FR=ÅMÅŽÕÑ&amp;crid=3516J86Y8M2HB&amp;dib=eyJ2IjoiMSJ9.c3r9nF-HR2lT0vleghs0Eu0Nm7prNFu_YnKunGcsvIyabXqgpVTtP7RJlEhesnGN_jxLWM1Ol2HAiM9iB5xVEuhMwa40oFOx0HTvOZroKk98P33s6oacJj9PtqumKrRRp_6b-sGCaYEzsLHSIW6xFcEA8LoO5XeqyJU82yig9PQw4We3Vtf1Ul6MWVvu4w9o-jvbzlz_nR3Zh0HYbGPFYPOFl-PdURF3S3p-OSVcaBsxZyUxALCMCRYIH38RyAQd0qws_4e5sIB04ovWUZQhNkhhLbQmvxH2iR3dcZOuaqY.vDNlZ7MlhXHJzkqmZIoIZ670iVLZaamNXlLUb6UJNdU&amp;dib_tag=se&amp;keywords=gtx+4060&amp;qid=1764691566&amp;sprefix=gtx+4060%2Caps%2C164&amp;sr=8-7</text:a></text:p>
          </table:table-cell>
        </table:table-row>
        <table:table-row table:style-name="ro1">
          <table:table-cell table:style-name="ce53" office:value-type="float" office:value="35" calcext:value-type="float">
            <text:p>35</text:p>
          </table:table-cell>
          <table:table-cell table:style-name="ce53" office:value-type="string" calcext:value-type="string">
            <text:p>Geforce RTX 5070</text:p>
          </table:table-cell>
          <table:table-cell table:style-name="ce63" office:value-type="string" calcext:value-type="string">
            <text:p><text:span text:style-name="T2">739</text:span><text:span text:style-name="T3">€</text:span></text:p>
          </table:table-cell>
          <table:table-cell table:style-name="ce53" office:value-type="string" calcext:value-type="string">
            <text:p><text:a xlink:href="https://www.amazon.fr/PNY-Carte-Graphique-GEFORCE-Triple/dp/B0F59N58GV/ref=sr_1_2?crid=19YVUCV664E2B&amp;dib=eyJ2IjoiMSJ9.Yq3GRaPvjg92AyFgg0Z0rcQMm84SoPgzgJkzLdGQtlOkVaia275Yx0nS-0SW2N5FfgWganxbV9TVRBjOqCIgglJjTTnWD-6qmnQBYlO_k2b1F3bz_VBY9W8oviqU5vXJmAAZk9ciMY7-ysqZcLUb-X76mhhaDX_GjDQHi-dlXPjWAljii7urvqjkDveNPWFlq0ZTEf_y4Nk-RSdwC2E5UFYtZMvu54LriIAyfsVVZtAPM5koSOj9OMJNd4jOgTn47ESk4wK5X92_UeFk2Ntd4TFr6rqi68PTPH7I49Udv9M.1D8Qrpdm4JOig-cosknXyyx8ui5XPi7a5lENgzD7-E8&amp;dib_tag=se&amp;keywords=rtx+50x70&amp;qid=1764691644&amp;sprefix=RTX%2Caps%2C188&amp;sr=8-2" xlink:type="simple">https://www.amazon.fr/PNY-Carte-Graphique-GEFORCE-Triple/dp/B0F59N58GV/ref=sr_1_2?crid=19YVUCV664E2B&amp;dib=eyJ2IjoiMSJ9.Yq3GRaPvjg92AyFgg0Z0rcQMm84SoPgzgJkzLdGQtlOkVaia275Yx0nS-0SW2N5FfgWganxbV9TVRBjOqCIgglJjTTnWD-6qmnQBYlO_k2b1F3bz_VBY9W8oviqU5vXJmAAZk9ciMY7-ysqZcLUb-X76mhhaDX_GjDQHi-dlXPjWAljii7urvqjkDveNPWFlq0ZTEf_y4Nk-RSdwC2E5UFYtZMvu54LriIAyfsVVZtAPM5koSOj9OMJNd4jOgTn47ESk4wK5X92_UeFk2Ntd4TFr6rqi68PTPH7I49Udv9M.1D8Qrpdm4JOig-cosknXyyx8ui5XPi7a5lENgzD7-E8&amp;dib_tag=se&amp;keywords=rtx+50x70&amp;qid=1764691644&amp;sprefix=RTX%2Caps%2C188&amp;sr=8-2</text:a></text:p>
          </table:table-cell>
        </table:table-row>
        <table:table-row table:style-name="ro1">
          <table:table-cell table:style-name="ce53" office:value-type="float" office:value="36" calcext:value-type="float">
            <text:p>36</text:p>
          </table:table-cell>
          <table:table-cell table:style-name="ce54" office:value-type="string" calcext:value-type="string">
            <text:p>Geforce RTX 5060</text:p>
          </table:table-cell>
          <table:table-cell table:style-name="ce62" office:value-type="currency" office:currency="EUR" office:value="489.95" calcext:value-type="currency">
            <text:p>489,95 €</text:p>
          </table:table-cell>
          <table:table-cell table:style-name="ce54" office:value-type="string" calcext:value-type="string">
            <text:p><text:a xlink:href="https://www.ldlc.com/fiche/PB00676833.html" xlink:type="simple">https://www.ldlc.com/fiche/PB00676833.html</text:a></text:p>
          </table:table-cell>
        </table:table-row>
        <table:table-row table:style-name="ro1">
          <table:table-cell table:style-name="ce53" office:value-type="float" office:value="37" calcext:value-type="float">
            <text:p>37</text:p>
          </table:table-cell>
          <table:table-cell table:style-name="ce58" office:value-type="string" calcext:value-type="string">
            <text:p>750W Gold Corsair RM750e </text:p>
          </table:table-cell>
          <table:table-cell table:style-name="ce62" office:value-type="currency" office:currency="EUR" office:value="119.95" calcext:value-type="currency">
            <text:p>119,95 €</text:p>
          </table:table-cell>
          <table:table-cell table:style-name="ce54" office:value-type="string" calcext:value-type="string">
            <text:p><text:a xlink:href="https://www.ldlc.com/fiche/PB00663403.html" xlink:type="simple">https://www.ldlc.com/fiche/PB00663403.html</text:a></text:p>
          </table:table-cell>
        </table:table-row>
        <table:table-row table:style-name="ro1">
          <table:table-cell table:style-name="ce53" office:value-type="float" office:value="38" calcext:value-type="float">
            <text:p>38</text:p>
          </table:table-cell>
          <table:table-cell table:style-name="ce57" office:value-type="string" calcext:value-type="string">
            <text:p>750W Gold be quiet! Pure Power 13 M </text:p>
          </table:table-cell>
          <table:table-cell table:style-name="ce61" office:value-type="currency" office:currency="EUR" office:value="119.95" calcext:value-type="currency">
            <text:p>119,95 €</text:p>
          </table:table-cell>
          <table:table-cell table:style-name="ce53" office:value-type="string" calcext:value-type="string">
            <text:p><text:a xlink:href="https://www.ldlc.com/fiche/PB00696819.html" xlink:type="simple">https://www.ldlc.com/fiche/PB00696819.html</text:a></text:p>
          </table:table-cell>
        </table:table-row>
        <table:table-row table:style-name="ro1">
          <table:table-cell table:style-name="ce53" office:value-type="float" office:value="39" calcext:value-type="float">
            <text:p>39</text:p>
          </table:table-cell>
          <table:table-cell table:style-name="ce58" office:value-type="string" calcext:value-type="string">
            <text:p>850W Gold Corsair RM850x </text:p>
          </table:table-cell>
          <table:table-cell table:style-name="ce62" office:value-type="currency" office:currency="EUR" office:value="164.95" calcext:value-type="currency">
            <text:p>164,95 €</text:p>
          </table:table-cell>
          <table:table-cell table:style-name="ce54" office:value-type="string" calcext:value-type="string">
            <text:p><text:a xlink:href="https://www.ldlc.com/fiche/PB00656151.html" xlink:type="simple">https://www.ldlc.com/fiche/PB00656151.html</text:a></text:p>
          </table:table-cell>
        </table:table-row>
        <table:table-row table:style-name="ro5">
          <table:table-cell table:style-name="ce53" office:value-type="float" office:value="40" calcext:value-type="float">
            <text:p>40</text:p>
          </table:table-cell>
          <table:table-cell table:style-name="ce57" office:value-type="string" calcext:value-type="string">
            <text:p>850W Gold Seasonic Focus GX-850 </text:p>
          </table:table-cell>
          <table:table-cell table:style-name="ce63" office:value-type="currency" office:currency="EUR" office:value="199.95" calcext:value-type="currency">
            <text:p>199,95 €</text:p>
          </table:table-cell>
          <table:table-cell table:style-name="ce53" office:value-type="string" calcext:value-type="string">
            <text:p><text:a xlink:href="https://www.ldlc.com/fiche/PB00647652.html" xlink:type="simple">https://www.ldlc.com/fiche/PB00647652.html</text:a></text:p>
          </table:table-cell>
        </table:table-row>
        <table:table-row table:style-name="ro1">
          <table:table-cell table:style-name="ce53" office:value-type="float" office:value="41" calcext:value-type="float">
            <text:p>41</text:p>
          </table:table-cell>
          <table:table-cell table:style-name="ce58" office:value-type="string" calcext:value-type="string">
            <text:p>1000W Gold Corsair RM1000x </text:p>
          </table:table-cell>
          <table:table-cell table:style-name="ce62" office:value-type="currency" office:currency="EUR" office:value="199.95" calcext:value-type="currency">
            <text:p>199,95 €</text:p>
          </table:table-cell>
          <table:table-cell table:style-name="ce54" office:value-type="string" calcext:value-type="string">
            <text:p><text:a xlink:href="https://www.ldlc.com/fiche/PB00656152.html" xlink:type="simple">https://www.ldlc.com/fiche/PB00656152.html</text:a></text:p>
          </table:table-cell>
        </table:table-row>
        <table:table-row table:style-name="ro1">
          <table:table-cell table:style-name="ce53" office:value-type="float" office:value="42" calcext:value-type="float">
            <text:p>42</text:p>
          </table:table-cell>
          <table:table-cell table:style-name="ce59" office:value-type="string" calcext:value-type="string">
            <text:p>550W Bronze Corsair Cx550 </text:p>
          </table:table-cell>
          <table:table-cell table:style-name="ce61" office:value-type="currency" office:currency="EUR" office:value="59.95" calcext:value-type="currency">
            <text:p>59,95 €</text:p>
          </table:table-cell>
          <table:table-cell table:style-name="ce53" office:value-type="string" calcext:value-type="string">
            <text:p><text:a xlink:href="https://www.ldlc.com/fiche/PB00580848.html" xlink:type="simple">https://www.ldlc.com/fiche/PB00580848.html</text:a></text:p>
          </table:table-cell>
        </table:table-row>
        <table:table-row table:style-name="ro6">
          <table:table-cell table:style-name="ce53" office:value-type="float" office:value="43" calcext:value-type="float">
            <text:p>43</text:p>
          </table:table-cell>
          <table:table-cell table:style-name="ce58" office:value-type="string" calcext:value-type="string">
            <text:p>Crossair CX650 <text:s/>Bronze</text:p>
          </table:table-cell>
          <table:table-cell table:style-name="ce67" office:value-type="currency" office:currency="EUR" office:value="69.95" calcext:value-type="currency">
            <text:p>69,95 €</text:p>
          </table:table-cell>
          <table:table-cell table:style-name="ce76" office:value-type="string" calcext:value-type="string">
            <text:p><text:a xlink:href="https://www.ldlc.com/fiche/PB00580851.html" xlink:type="simple">https://www.ldlc.com/fiche/PB00580851.html</text:a></text:p>
          </table:table-cell>
        </table:table-row>
        <table:table-row table:style-name="ro1">
          <table:table-cell table:style-name="ce53" office:value-type="float" office:value="44" calcext:value-type="float">
            <text:p>44</text:p>
          </table:table-cell>
          <table:table-cell table:style-name="ce58" office:value-type="string" calcext:value-type="string">
            <text:p>Fractal Design Meshify C </text:p>
          </table:table-cell>
          <table:table-cell table:style-name="ce62" office:value-type="currency" office:currency="EUR" office:value="119.95" calcext:value-type="currency">
            <text:p>119,95 €</text:p>
          </table:table-cell>
          <table:table-cell table:style-name="ce54" office:value-type="string" calcext:value-type="string">
            <text:p><text:a xlink:href="https://www.ldlc.com/fiche/PB00253324.html" xlink:type="simple">https://www.ldlc.com/fiche/PB00253324.html</text:a></text:p>
          </table:table-cell>
        </table:table-row>
        <table:table-row table:style-name="ro1">
          <table:table-cell table:style-name="ce53" office:value-type="float" office:value="45" calcext:value-type="float">
            <text:p>45</text:p>
          </table:table-cell>
          <table:table-cell table:style-name="ce57" office:value-type="string" calcext:value-type="string">
            <text:p>be quiet! Pure Base 500DX </text:p>
          </table:table-cell>
          <table:table-cell table:style-name="ce61" office:value-type="currency" office:currency="EUR" office:value="144.95" calcext:value-type="currency">
            <text:p>144,95 €</text:p>
          </table:table-cell>
          <table:table-cell table:style-name="ce53" office:value-type="string" calcext:value-type="string">
            <text:p><text:a xlink:href="https://www.ldlc.com/fiche/PB00581487.html" xlink:type="simple">https://www.ldlc.com/fiche/PB00581487.html</text:a></text:p>
          </table:table-cell>
        </table:table-row>
        <table:table-row table:style-name="ro1">
          <table:table-cell table:style-name="ce53" office:value-type="float" office:value="46" calcext:value-type="float">
            <text:p>46</text:p>
          </table:table-cell>
          <table:table-cell table:style-name="ce58" office:value-type="string" calcext:value-type="string">
            <text:p>Fractal Design Torrent </text:p>
          </table:table-cell>
          <table:table-cell table:style-name="ce62" office:value-type="currency" office:currency="EUR" office:value="199.95" calcext:value-type="currency">
            <text:p>199,95 €</text:p>
          </table:table-cell>
          <table:table-cell table:style-name="ce54" office:value-type="string" calcext:value-type="string">
            <text:p><text:a xlink:href="https://www.ldlc.com/fiche/PB00455909.html" xlink:type="simple">https://www.ldlc.com/fiche/PB00455909.html</text:a></text:p>
          </table:table-cell>
        </table:table-row>
        <table:table-row table:style-name="ro1">
          <table:table-cell table:style-name="ce53" office:value-type="float" office:value="47" calcext:value-type="float">
            <text:p>47</text:p>
          </table:table-cell>
          <table:table-cell table:style-name="ce57" office:value-type="string" calcext:value-type="string">
            <text:p>NZXT H7 Flow </text:p>
          </table:table-cell>
          <table:table-cell table:style-name="ce61" office:value-type="currency" office:currency="EUR" office:value="129.95" calcext:value-type="currency">
            <text:p>129,95 €</text:p>
          </table:table-cell>
          <table:table-cell table:style-name="ce53" office:value-type="string" calcext:value-type="string">
            <text:p><text:a xlink:href="https://www.ldlc.com/fiche/PB00624371.html" xlink:type="simple">https://www.ldlc.com/fiche/PB00624371.html</text:a></text:p>
          </table:table-cell>
        </table:table-row>
        <table:table-row table:style-name="ro1">
          <table:table-cell table:style-name="ce53" office:value-type="float" office:value="48" calcext:value-type="float">
            <text:p>48</text:p>
          </table:table-cell>
          <table:table-cell table:style-name="ce58" office:value-type="string" calcext:value-type="string">
            <text:p>Fractal Design Focus 2 Solid </text:p>
          </table:table-cell>
          <table:table-cell table:style-name="ce62" office:value-type="currency" office:currency="EUR" office:value="99.95" calcext:value-type="currency">
            <text:p>99,95 €</text:p>
          </table:table-cell>
          <table:table-cell table:style-name="ce54" office:value-type="string" calcext:value-type="string">
            <text:p><text:a xlink:href="https://www.ldlc.com/fiche/PB00545124.html" xlink:type="simple">https://www.ldlc.com/fiche/PB00545124.html</text:a></text:p>
          </table:table-cell>
        </table:table-row>
        <table:table-row table:style-name="ro1">
          <table:table-cell table:style-name="ce53" office:value-type="float" office:value="49" calcext:value-type="float">
            <text:p>49</text:p>
          </table:table-cell>
          <table:table-cell table:style-name="ce58" office:value-type="string" calcext:value-type="string">
            <text:p>be quiet! Pure Rock 2 </text:p>
          </table:table-cell>
          <table:table-cell table:style-name="ce68" office:value-type="currency" office:currency="EUR" office:value="35.95" calcext:value-type="currency">
            <text:p>35,95 €</text:p>
          </table:table-cell>
          <table:table-cell table:style-name="ce54" office:value-type="string" calcext:value-type="string">
            <text:p><text:a xlink:href="https://www.ldlc.com/fiche/PB00672696.html" xlink:type="simple">https://www.ldlc.com/fiche/PB00672696.html</text:a></text:p>
          </table:table-cell>
        </table:table-row>
        <table:table-row table:style-name="ro1">
          <table:table-cell table:style-name="ce53" office:value-type="float" office:value="50" calcext:value-type="float">
            <text:p>50</text:p>
          </table:table-cell>
          <table:table-cell table:style-name="ce57" office:value-type="string" calcext:value-type="string">
            <text:p>NZXT Kraken Z73 </text:p>
          </table:table-cell>
          <table:table-cell table:style-name="ce61" office:value-type="currency" office:currency="EUR" office:value="229.95" calcext:value-type="currency">
            <text:p>229,95 €</text:p>
          </table:table-cell>
          <table:table-cell table:style-name="ce53" office:value-type="string" calcext:value-type="string">
            <text:p><text:a xlink:href="https://www.ldlc.com/fiche/PB00701445.html" xlink:type="simple">https://www.ldlc.com/fiche/PB00701445.html</text:a></text:p>
          </table:table-cell>
        </table:table-row>
        <table:table-row table:style-name="ro1">
          <table:table-cell table:style-name="ce53" office:value-type="float" office:value="51" calcext:value-type="float">
            <text:p>51</text:p>
          </table:table-cell>
          <table:table-cell table:style-name="ce58" office:value-type="string" calcext:value-type="string">
            <text:p>Noctua NH-D15 chromax.black </text:p>
          </table:table-cell>
          <table:table-cell table:style-name="ce62" office:value-type="currency" office:currency="EUR" office:value="149.95" calcext:value-type="currency">
            <text:p>149,95 €</text:p>
          </table:table-cell>
          <table:table-cell table:style-name="ce54" office:value-type="string" calcext:value-type="string">
            <text:p><text:a xlink:href="https://www.ldlc.com/fiche/PB00280162.html" xlink:type="simple">https://www.ldlc.com/fiche/PB00280162.html</text:a></text:p>
          </table:table-cell>
        </table:table-row>
        <table:table-row table:style-name="ro1">
          <table:table-cell table:style-name="ce53" office:value-type="float" office:value="52" calcext:value-type="float">
            <text:p>52</text:p>
          </table:table-cell>
          <table:table-cell table:style-name="ce53" office:value-type="string" calcext:value-type="string">
            <text:p>logitech Lift </text:p>
          </table:table-cell>
          <table:table-cell table:style-name="ce61" office:value-type="currency" office:currency="EUR" office:value="69.95" calcext:value-type="currency">
            <text:p>69,95 €</text:p>
          </table:table-cell>
          <table:table-cell table:style-name="ce53" office:value-type="string" calcext:value-type="string">
            <text:p><text:a xlink:href="https://www.ldlc.com/fiche/PB00497446.html" xlink:type="simple">https://www.ldlc.com/fiche/PB00497446.html</text:a></text:p>
          </table:table-cell>
        </table:table-row>
        <table:table-row table:style-name="ro1">
          <table:table-cell table:style-name="ce53" office:value-type="float" office:value="53" calcext:value-type="float">
            <text:p>53</text:p>
          </table:table-cell>
          <table:table-cell table:style-name="ce54" office:value-type="string" calcext:value-type="string">
            <text:p>logitech Marathon Mouse M705</text:p>
          </table:table-cell>
          <table:table-cell table:style-name="ce62" office:value-type="currency" office:currency="EUR" office:value="39.95" calcext:value-type="currency">
            <text:p>39,95 €</text:p>
          </table:table-cell>
          <table:table-cell table:style-name="ce54" office:value-type="string" calcext:value-type="string">
            <text:p><text:a xlink:href="https://www.ldlc.com/fiche/PB00104465.html" xlink:type="simple">https://www.ldlc.com/fiche/PB00104465.html</text:a></text:p>
          </table:table-cell>
        </table:table-row>
        <table:table-row table:style-name="ro1">
          <table:table-cell table:style-name="ce53" office:value-type="float" office:value="54" calcext:value-type="float">
            <text:p>54</text:p>
          </table:table-cell>
          <table:table-cell table:style-name="ce53" office:value-type="string" calcext:value-type="string">
            <text:p>Logitech MX Vertical</text:p>
          </table:table-cell>
          <table:table-cell table:style-name="ce61" office:value-type="currency" office:currency="EUR" office:value="69.95" calcext:value-type="currency">
            <text:p>69,95 €</text:p>
          </table:table-cell>
          <table:table-cell table:style-name="ce53" office:value-type="string" calcext:value-type="string">
            <text:p><text:a xlink:href="https://www.ldlc.com/fiche/PB00256308.html" xlink:type="simple">https://www.ldlc.com/fiche/PB00256308.html</text:a></text:p>
          </table:table-cell>
        </table:table-row>
        <table:table-row table:style-name="ro7">
          <table:table-cell table:style-name="ce53" office:value-type="float" office:value="55" calcext:value-type="float">
            <text:p>55</text:p>
          </table:table-cell>
          <table:table-cell table:style-name="ce54" office:value-type="string" calcext:value-type="string">
            <text:p>Logitech MX Keys S </text:p>
          </table:table-cell>
          <table:table-cell table:style-name="ce66" office:value-type="currency" office:currency="EUR" office:value="119.95" calcext:value-type="currency">
            <text:p>119,95 €</text:p>
          </table:table-cell>
          <table:table-cell table:style-name="ce54" office:value-type="string" calcext:value-type="string">
            <text:p><text:a xlink:href="https://www.ldlc.com/fiche/PB00556046.html" xlink:type="simple">https://www.ldlc.com/fiche/PB00556046.html</text:a></text:p>
          </table:table-cell>
        </table:table-row>
        <table:table-row table:style-name="ro1">
          <table:table-cell table:style-name="ce53" office:value-type="float" office:value="56" calcext:value-type="float">
            <text:p>56</text:p>
          </table:table-cell>
          <table:table-cell table:style-name="ce53" office:value-type="string" calcext:value-type="string">
            <text:p>INOVU LK120</text:p>
          </table:table-cell>
          <table:table-cell table:style-name="ce61" office:value-type="currency" office:currency="EUR" office:value="24.95" calcext:value-type="currency">
            <text:p>24,95 €</text:p>
          </table:table-cell>
          <table:table-cell table:style-name="ce53" office:value-type="string" calcext:value-type="string">
            <text:p><text:a xlink:href="https://www.ldlc.com/fiche/PB00594739.html" xlink:type="simple">https://www.ldlc.com/fiche/PB00594739.html</text:a></text:p>
          </table:table-cell>
        </table:table-row>
        <table:table-row table:style-name="ro1">
          <table:table-cell table:style-name="ce53" office:value-type="float" office:value="57" calcext:value-type="float">
            <text:p>57</text:p>
          </table:table-cell>
          <table:table-cell table:style-name="ce54" office:value-type="string" calcext:value-type="string">
            <text:p>Autocollant pour clavier , gros caractères et braille(destinée aux personnes malvoyants)</text:p>
          </table:table-cell>
          <table:table-cell table:style-name="ce62" office:value-type="currency" office:currency="EUR" office:value="28.9" calcext:value-type="currency">
            <text:p>28,90 €</text:p>
          </table:table-cell>
          <table:table-cell table:style-name="ce54" office:value-type="string" calcext:value-type="string">
            <text:p><text:a xlink:href="https://www.ceciaa.com/autocollants-grands-caracteres-braille-contrastes-pour-clavier.html" xlink:type="simple">https://www.ceciaa.com/autocollants-grands-caracteres-braille-contrastes-pour-clavier.html</text:a></text:p>
          </table:table-cell>
        </table:table-row>
        <table:table-row table:style-name="ro1">
          <table:table-cell table:style-name="ce53" office:value-type="float" office:value="58" calcext:value-type="float">
            <text:p>58</text:p>
          </table:table-cell>
          <table:table-cell table:style-name="ce53" office:value-type="string" calcext:value-type="string">
            <text:p>Logitech Brio 100</text:p>
          </table:table-cell>
          <table:table-cell table:style-name="ce61" office:value-type="currency" office:currency="EUR" office:value="49.96" calcext:value-type="currency">
            <text:p>49,96 €</text:p>
          </table:table-cell>
          <table:table-cell table:style-name="ce53" office:value-type="string" calcext:value-type="string">
            <text:p><text:a xlink:href="https://www.ldlc.com/fiche/PB00571993.html" xlink:type="simple">https://www.ldlc.com/fiche/PB00571993.html</text:a></text:p>
          </table:table-cell>
        </table:table-row>
        <table:table-row table:style-name="ro1">
          <table:table-cell table:style-name="ce53" office:value-type="float" office:value="59" calcext:value-type="float">
            <text:p>59</text:p>
          </table:table-cell>
          <table:table-cell table:style-name="ce54" office:value-type="string" calcext:value-type="string">
            <text:p>Logitech Brio 4K B2C</text:p>
          </table:table-cell>
          <table:table-cell table:style-name="ce62" office:value-type="currency" office:currency="EUR" office:value="179.95" calcext:value-type="currency">
            <text:p>179,95 €</text:p>
          </table:table-cell>
          <table:table-cell table:style-name="ce54" office:value-type="string" calcext:value-type="string">
            <text:p><text:a xlink:href="https://www.ldlc.com/fiche/PB00684420.html" xlink:type="simple">https://www.ldlc.com/fiche/PB00684420.html</text:a></text:p>
          </table:table-cell>
        </table:table-row>
        <table:table-row table:style-name="ro1"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MSI 23.8 Led- PRO MP2412</text:p>
          </table:table-cell>
          <table:table-cell table:style-name="ce61" office:value-type="currency" office:currency="EUR" office:value="99.95" calcext:value-type="currency">
            <text:p>99,95 €</text:p>
          </table:table-cell>
          <table:table-cell table:style-name="ce53" office:value-type="string" calcext:value-type="string">
            <text:p><text:a xlink:href="https://www.ldlc.com/fiche/PB00585586.html" xlink:type="simple">https://www.ldlc.com/fiche/PB00585586.html</text:a></text:p>
          </table:table-cell>
        </table:table-row>
        <table:table-row table:style-name="ro8">
          <table:table-cell table:style-name="ce53" office:value-type="float" office:value="61" calcext:value-type="float">
            <text:p>61</text:p>
          </table:table-cell>
          <table:table-cell table:style-name="ce54" office:value-type="string" calcext:value-type="string">
            <text:p>AOC 23.8 LED 24B31H</text:p>
          </table:table-cell>
          <table:table-cell table:style-name="ce66" office:value-type="currency" office:currency="EUR" office:value="69.95" calcext:value-type="currency">
            <text:p>69,95 €</text:p>
          </table:table-cell>
          <table:table-cell table:style-name="ce54" office:value-type="string" calcext:value-type="string">
            <text:p><text:a xlink:href="https://www.ldlc.com/fiche/PB00705865.html" xlink:type="simple">https://www.ldlc.com/fiche/PB00705865.html</text:a></text:p>
          </table:table-cell>
        </table:table-row>
        <table:table-row table:style-name="ro1">
          <table:table-cell table:style-name="ce53" office:value-type="float" office:value="62" calcext:value-type="float">
            <text:p>62</text:p>
          </table:table-cell>
          <table:table-cell table:style-name="ce53" office:value-type="string" calcext:value-type="string">
            <text:p>ASUS 27 LED PRO ART PA278QV</text:p>
          </table:table-cell>
          <table:table-cell table:style-name="ce61" office:value-type="currency" office:currency="EUR" office:value="279.95" calcext:value-type="currency">
            <text:p>279,95 €</text:p>
          </table:table-cell>
          <table:table-cell table:style-name="ce53" office:value-type="string" calcext:value-type="string">
            <text:p><text:a xlink:href="https://www.ldlc.com/fiche/PB00347613.html" xlink:type="simple">https://www.ldlc.com/fiche/PB00347613.html</text:a></text:p>
          </table:table-cell>
        </table:table-row>
        <table:table-row table:style-name="ro8">
          <table:table-cell table:style-name="ce53" office:value-type="float" office:value="63" calcext:value-type="float">
            <text:p>63</text:p>
          </table:table-cell>
          <table:table-cell table:style-name="ce54" office:value-type="string" calcext:value-type="string">
            <text:p>MSI 34 LED Modern MD342CQPW</text:p>
          </table:table-cell>
          <table:table-cell table:style-name="ce66" office:value-type="currency" office:currency="EUR" office:value="399.95" calcext:value-type="currency">
            <text:p>399,95 €</text:p>
          </table:table-cell>
          <table:table-cell table:style-name="ce54" office:value-type="string" calcext:value-type="string">
            <text:p><text:a xlink:href="https://www.ldlc.com/fiche/PB00658532.html" xlink:type="simple">https://www.ldlc.com/fiche/PB00658532.html</text:a></text:p>
          </table:table-cell>
        </table:table-row>
        <table:table-row table:style-name="ro1">
          <table:table-cell table:style-name="ce53" office:value-type="float" office:value="64" calcext:value-type="float">
            <text:p>64</text:p>
          </table:table-cell>
          <table:table-cell table:style-name="ce53" office:value-type="string" calcext:value-type="string">
            <text:p>Altyk XXL</text:p>
          </table:table-cell>
          <table:table-cell table:style-name="ce61" office:value-type="currency" office:currency="EUR" office:value="24.95" calcext:value-type="currency">
            <text:p>24,95 €</text:p>
          </table:table-cell>
          <table:table-cell table:style-name="ce53" office:value-type="string" calcext:value-type="string">
            <text:p><text:a xlink:href="https://www.ldlc.com/fiche/PB00580056.html" xlink:type="simple">https://www.ldlc.com/fiche/PB00580056.html</text:a></text:p>
          </table:table-cell>
        </table:table-row>
        <table:table-row table:style-name="ro1">
          <table:table-cell table:style-name="ce53" office:value-type="float" office:value="65" calcext:value-type="float">
            <text:p>65</text:p>
          </table:table-cell>
          <table:table-cell table:style-name="ce54" office:value-type="string" calcext:value-type="string">
            <text:p>Altyk M</text:p>
          </table:table-cell>
          <table:table-cell table:style-name="ce62" office:value-type="currency" office:currency="EUR" office:value="14.95" calcext:value-type="currency">
            <text:p>14,95 €</text:p>
          </table:table-cell>
          <table:table-cell table:style-name="ce54" office:value-type="string" calcext:value-type="string">
            <text:p><text:a xlink:href="https://www.ldlc.com/fiche/PB00580049.html" xlink:type="simple">https://www.ldlc.com/fiche/PB00580049.html</text:a></text:p>
          </table:table-cell>
        </table:table-row>
        <table:table-row table:style-name="ro1">
          <table:table-cell table:style-name="ce53" office:value-type="float" office:value="66" calcext:value-type="float">
            <text:p>66</text:p>
          </table:table-cell>
          <table:table-cell table:style-name="ce53" office:value-type="string" calcext:value-type="string">
            <text:p>Windows 11 Pro</text:p>
          </table:table-cell>
          <table:table-cell table:style-name="ce63"/>
          <table:table-cell table:style-name="ce53"/>
        </table:table-row>
        <table:table-row table:style-name="ro1">
          <table:table-cell table:style-name="ce53" office:value-type="float" office:value="67" calcext:value-type="float">
            <text:p>67</text:p>
          </table:table-cell>
          <table:table-cell table:style-name="ce54" office:value-type="string" calcext:value-type="string">
            <text:p>Bitdefender Premium Security</text:p>
          </table:table-cell>
          <table:table-cell table:style-name="ce62" office:value-type="currency" office:currency="EUR" office:value="109.99" calcext:value-type="currency">
            <text:p>109,99 €</text:p>
          </table:table-cell>
          <table:table-cell table:style-name="ce54" office:value-type="string" calcext:value-type="string">
            <text:p><text:a xlink:href="https://www.bitdefender.com/pages/consumer/fr/new/cl-offer-premium-dlp?irclickid=wzrViBWkCxycUKHXALw9DWqLUkpTrzzZXSmmyQ0&amp;im_rewards=&amp;irgwc=1&amp;afsrc=1&amp;MPid=2021078&amp;cid=aff%7Cc%7CIR%7CCLUBIC%20SAS&amp;locale=fr-FR&amp;vcampaign=NDLP25" xlink:type="simple">https://www.bitdefender.com/pages/consumer/fr/new/cl-offer-premium-dlp?irclickid=wzrViBWkCxycUKHXALw9DWqLUkpTrzzZXSmmyQ0&amp;im_rewards=&amp;irgwc=1&amp;afsrc=1&amp;MPid=2021078&amp;cid=aff%7Cc%7CIR%7CCLUBIC%20SAS&amp;locale=fr-FR&amp;vcampaign=NDLP25</text:a></text:p>
          </table:table-cell>
        </table:table-row>
        <table:table-row table:style-name="ro1">
          <table:table-cell table:style-name="ce53" office:value-type="float" office:value="68" calcext:value-type="float">
            <text:p>68</text:p>
          </table:table-cell>
          <table:table-cell table:style-name="ce53" office:value-type="string" calcext:value-type="string">
            <text:p>Norton 360 Advanced</text:p>
          </table:table-cell>
          <table:table-cell table:style-name="ce61" office:value-type="currency" office:currency="EUR" office:value="134.99" calcext:value-type="currency">
            <text:p>134,99 €</text:p>
          </table:table-cell>
          <table:table-cell table:style-name="ce53" office:value-type="string" calcext:value-type="string">
            <text:p><text:a xlink:href="https://fr.norton.com/promo/affiliate/norton-clubic?cjdata=MXxZfDB8WXww&amp;API1=100&amp;API2=8730572&amp;cjid=8730572&amp;cjevent=12909b73d1c711f0815a00400a18b8fb&amp;cj_publishercid=5059121&amp;cj_publisherpid=8730572" xlink:type="simple">https://fr.norton.com/promo/affiliate/norton-clubic?cjdata=MXxZfDB8WXww&amp;API1=100&amp;API2=8730572&amp;cjid=8730572&amp;cjevent=12909b73d1c711f0815a00400a18b8fb&amp;cj_publishercid=5059121&amp;cj_publisherpid=8730572</text:a></text:p>
          </table:table-cell>
        </table:table-row>
        <table:table-row table:style-name="ro1">
          <table:table-cell table:style-name="ce53" office:value-type="float" office:value="69" calcext:value-type="float">
            <text:p>69</text:p>
          </table:table-cell>
          <table:table-cell table:style-name="ce54" office:value-type="string" calcext:value-type="string">
            <text:p>Imprimante HP Smart Tank 7605</text:p>
          </table:table-cell>
          <table:table-cell table:style-name="ce66" office:value-type="currency" office:currency="EUR" office:value="409.9" calcext:value-type="currency">
            <text:p>409,90 €</text:p>
          </table:table-cell>
          <table:table-cell table:style-name="ce54" office:value-type="string" calcext:value-type="string">
            <text:p><text:a xlink:href="https://www.hp.com/fr-fr/shop/product.aspx?id=28c02a&amp;opt=bhc&amp;sel=prn&amp;utm_source=google&amp;utm_medium=paid-search&amp;utm_campaign=search_q321&amp;utm_content=fr018&amp;jumpid=ps_fr_ga_mk_mc_cm016741_co_x" xlink:type="simple">https://www.hp.com/fr-fr/shop/product.aspx?id=28c02a&amp;opt=bhc&amp;sel=prn&amp;utm_source=google&amp;utm_medium=paid-search&amp;utm_campaign=search_q321&amp;utm_content=fr018&amp;jumpid=ps_fr_ga_mk_mc_cm016741_co_x</text:a></text:p>
          </table:table-cell>
        </table:table-row>
        <table:table-row table:style-name="ro1">
          <table:table-cell table:style-name="ce53" office:value-type="float" office:value="70" calcext:value-type="float">
            <text:p>70</text:p>
          </table:table-cell>
          <table:table-cell table:style-name="ce53" office:value-type="string" calcext:value-type="string">
            <text:p>Imprimante HD Laser Jet Pro 3002dn</text:p>
          </table:table-cell>
          <table:table-cell table:style-name="ce63" office:value-type="currency" office:currency="EUR" office:value="209.9" calcext:value-type="currency">
            <text:p>209,90 €</text:p>
          </table:table-cell>
          <table:table-cell table:style-name="ce53" office:value-type="string" calcext:value-type="string">
            <text:p><text:a xlink:href="https://www.hp.com/fr-fr/shop/product.aspx?id=3g651f&amp;opt=b19&amp;sel=prn&amp;utm_source=google&amp;utm_medium=paid-search&amp;utm_campaign=search_q321&amp;utm_content=fr018&amp;jumpid=ps_fr_ga_mk_mc_cm016741_co_x" xlink:type="simple">https://www.hp.com/fr-fr/shop/product.aspx?id=3g651f&amp;opt=b19&amp;sel=prn&amp;utm_source=google&amp;utm_medium=paid-search&amp;utm_campaign=search_q321&amp;utm_content=fr018&amp;jumpid=ps_fr_ga_mk_mc_cm016741_co_x</text:a></text:p>
          </table:table-cell>
        </table:table-row>
        <table:table-row table:style-name="ro1" table:number-rows-repeated="104850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9">00/00/0000</text:date>, <text:time style:data-style-name="N2" text:time-value="16:14:08.685685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5T14:53:48.331171400</meta:creation-date>
    <dc:date>2025-12-09T16:28:06.101751300</dc:date>
    <meta:editing-duration>P3DT18H30M40S</meta:editing-duration>
    <meta:editing-cycles>8</meta:editing-cycles>
    <meta:generator>LibreOffice/25.2.7.1$Windows_X86_64 LibreOffice_project/16e8e36d1610f10597ed778c3dcb0a5aa0ed5d6f</meta:generator>
    <meta:document-statistic meta:table-count="1" meta:cell-count="276" meta:object-count="0"/>
  </office:meta>
</office:document-meta>
</file>